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G. A. Davis, S. Hyman, 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, G. A. Davis, S. Hyman</text:p>
      <text:p text:style-name="P2">Addressee as “Editor”<text:tab/><text:tab/><text:tab/><text:tab/></text:p>
      <text:p text:style-name="P2">Date (derived from Hebrew Date)<text:tab/><text:tab/>5 Tebeth 5616</text:p>
      <text:p text:style-name="P2">Date (derived from Gregorian calendar)<text:tab/>11 December 1855</text:p>
      <text:p text:style-name="P2">Month<text:tab/><text:tab/><text:tab/><text:tab/><text:tab/><text:tab/>December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Cleveland, Philadelphia</text:p>
      <text:p text:style-name="P2">State<text:tab/><text:tab/><text:tab/><text:tab/><text:tab/><text:tab/>Ohio, 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Cleveland Decr 11 1855/</text:p>
      <text:p text:style-name="P2">Revrd Dr Morais/</text:p>
      <text:p text:style-name="P2"><text:tab/>Dear Sir,/</text:p>
      <text:p text:style-name="P2"><text:tab/><text:tab/>Will you be/ kind enough to give us your/ opinion whether it be proper &amp;/ consistent with the Jewish Custom/ that Christians should take part/ in the consecration of a Synagogue/ that is to say for them to sing/ the Psalms in English./</text:p>
      <text:p text:style-name="P2">Your immediate reply will/ much oblige/</text:p>
      <text:p text:style-name="P2"><text:tab/>Yours Respectfully/</text:p>
      <text:p text:style-name="P2"><text:tab/>G. A. Davis/</text:p>
      <text:p text:style-name="P2"><text:tab/>S. Hyman/</text:p>
      <text:p text:style-name="P2"/>
      <text:p text:style-name="P2">[Page 2]</text:p>
      <text:p text:style-name="P2">Messrs G. A. Davis &amp; S. Hyman/</text:p>
      <text:p text:style-name="P4"><text:span text:style-name="T1">Philadelphia 5</text:span><text:span text:style-name="T2">th</text:span><text:span text:style-name="T1"> Tebeth 5616/</text:span></text:p>
      <text:p text:style-name="P2">Gentlemen/</text:p>
      <text:p text:style-name="P2"><text:tab/>In replying to your letter, which I have/ just received, I must necessarily be brief./ <text:s/>To base the solution of your query upon a/ logical inference derived from Jewish customs,/ would require a longer study than the time/ you have given me permits. <text:s/>Our authorities,/ as far as my memory serves me, have <text:soft-page-break/>not/ contemplated such a case as that which you offer/ to my consideration, but I judge, that if they/ had, it would by no means have sanctioned/ the admission of Christians in a choir of Israelites./ <text:s/>If they highly censure the practice of singing/ in the house of worship, for mere display, even/ when indulged in by Hebrews, how much more/ strongly would they have condemned the engaging/ of men who differ widely from us in the belief/ of a Unity, for the purpose of gratifying our/ ears, or hankering after Christian—commendation?/ <text:s/>I may have erred in my judgment, but I have/ answered with pure sincerity/</text:p>
      <text:p text:style-name="P2"><text:span text:style-name="T1">286 Nth 6</text:span><text:span text:style-name="T2">th</text:span><text:span text:style-name="T1"> St<text:tab/><text:tab/><text:tab/><text:tab/><text:tab/><text:tab/><text:tab/><text:tab/>yours respectfully/</text:span></text:p>
      <text:p text:style-name="P2"><text:tab/><text:tab/><text:tab/><text:tab/><text:tab/><text:tab/><text:tab/><text:tab/><text:tab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0:21:16</meta:creation-date>
    <dc:date>2012-02-06T14:43:55.34</dc:date>
    <dc:language>en-US</dc:language>
    <meta:editing-cycles>3</meta:editing-cycles>
    <meta:editing-duration>PT00H12M30S</meta:editing-duration>
    <meta:document-statistic meta:table-count="0" meta:image-count="0" meta:object-count="0" meta:page-count="3" meta:paragraph-count="77" meta:word-count="440" meta:character-count="2834"/>
    <dc:creator>Penn Libraries</dc:creator>
    <meta:user-defined meta:name="Info 1"/>
    <meta:user-defined meta:name="Info 2"/>
    <meta:user-defined meta:name="Info 3"/>
    <meta:user-defined meta:name="Info 4"/>
  </office:meta>
</office:document-meta>
</file>